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24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4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75cm" fo:min-width="24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75cm" fo:min-width="2.9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5cm" svg:height="1cm" svg:x="12cm" svg:y="1.75cm">
          <draw:text-box>
            <text:p><text:span text:style-name="T1">ARTICLE CARD</text:span></text:p>
          </draw:text-box>
        </draw:frame>
        <draw:custom-shape draw:style-name="gr2" draw:text-style-name="P2" draw:layer="layout" svg:width="25cm" svg:height="2.25cm" svg:x="2.5cm" svg:y="7.75cm">
          <text:p text:style-name="P2">TITLE – clickable – view full articl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5cm" svg:height="2.5cm" svg:x="2.5cm" svg:y="4.25cm">
          <text:p text:style-name="P2">TOPI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5cm" svg:height="2.5cm" svg:x="8.25cm" svg:y="4.25cm">
          <text:p text:style-name="P2">AUTH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5cm" svg:height="4cm" svg:x="2.5cm" svg:y="11cm">
          <text:p text:style-name="P2">ARTICLE SNIPPET – FIRST SENTEN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5cm" svg:height="2.5cm" svg:x="2.5cm" svg:y="4.25cm">
          <text:p text:style-name="P2">TOPI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5cm" svg:height="2.5cm" svg:x="2.5cm" svg:y="16.25cm">
          <text:p text:style-name="P2">VOTE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5cm" svg:height="2.5cm" svg:x="14cm" svg:y="4.25cm">
          <text:p text:style-name="P2">VIEW FULL ARTIC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429cm" svg:height="1.625cm" svg:x="24.75cm" svg:y="2.625cm">
          <text:p text:style-name="P2">USER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cm" svg:height="3.095cm" svg:x="24.75cm" svg:y="1cm">
          <draw:text-box>
            <text:p>CHANGE USER</text:p>
          </draw:text-box>
        </draw:frame>
        <draw:custom-shape draw:style-name="gr7" draw:text-style-name="P2" draw:layer="layout" svg:width="4cm" svg:height="2cm" svg:x="0.9cm" svg:y="1.05cm">
          <text:p text:style-name="P2">NAVBAR – HOM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5T10:52:25.756979960</meta:creation-date>
    <dc:date>2022-07-25T14:42:47.675320803</dc:date>
    <meta:editing-duration>PT51M33S</meta:editing-duration>
    <meta:editing-cycles>2</meta:editing-cycles>
    <meta:generator>LibreOffice/7.3.4.2$Linux_X86_64 LibreOffice_project/30$Build-2</meta:generator>
    <meta:document-statistic meta:object-count="11"/>
  </office:meta>
</office:document-meta>
</file>